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B900000024E223840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DejaVuMonoSans" svg:font-family="DejaVuMonoSans, 'Cumberland AMT', Cumberland, 'Courier New', 'Nimbus Mono L', 'Bitstream Vera Sans Mono', Courier, 'Lucida Sans Typewriter', 'Lucida Typewriter', Monaco, Monospaced"/>
    <style:font-face style:name="DejaVuSans" svg:font-family="DejaVuSans, 'Albany AMT', Albany, Arial, 'Nimbus Sans L', 'Bitstream Vera Sans', Helvetica, Lucida, Geneva, Helmet, 'Andale Sans UI', 'Arial Unicode MS', 'Lucida Sans Unicode', Tahoma, sans-serif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1" style:family="table">
      <style:table-properties style:width="17.101cm" table:align="margins"/>
    </style:style>
    <style:style style:name="Tabel1.A" style:family="table-column">
      <style:table-column-properties style:column-width="5.45cm" style:rel-column-width="20887*"/>
    </style:style>
    <style:style style:name="Tabel1.B" style:family="table-column">
      <style:table-column-properties style:column-width="2.514cm" style:rel-column-width="9632*"/>
    </style:style>
    <style:style style:name="Tabel1.C" style:family="table-column">
      <style:table-column-properties style:column-width="9.137cm" style:rel-column-width="35016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C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Footer">
      <style:text-properties fo:font-size="10pt" style:font-size-asian="10pt" style:font-size-complex="10pt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>
      <style:text-properties style:text-underline-style="none" fo:font-weight="normal" style:font-weight-asian="normal" style:font-weight-complex="normal"/>
    </style:style>
    <style:style style:name="P14" style:family="paragraph" style:parent-style-name="Heading_20_1" style:master-page-name="Standard">
      <style:paragraph-properties style:page-number="1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Standard" style:master-page-name="Anden_20_side">
      <style:paragraph-properties style:page-number="auto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ole-draw-aspect="1" draw:visible-area-top="0cm" draw:visible-area-width="20.608cm" draw:visible-area-height="12.891cm"/>
    </style:style>
    <style:style style:name="Sect1" style:family="section">
      <style:section-properties style:editable="false">
        <style:columns fo:column-count="2" fo:column-gap="0.198cm">
          <style:column-sep style:width="0.035cm" style:color="#000000" style:height="100%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"/>
      </text:sequence-decls>
      <text:p text:style-name="P15"/>
      <text:p text:style-name="Title"><text:title>PART standarden</text:title></text:p>
      <text:p text:style-name="Title"><text:subject>Projektforslag om implementering af PART standarden i CPR Brokeren</text:subject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Dette dokument beskriver hvordan Magenta ApS foreslår projektet Implementering af PART-standarden i den eksisterende CPR-Broker gennemført. </text:p>
      <text:p text:style-name="P16"/>
      <text:table-of-content text:style-name="Sect1" text:protected="true" text:name="Indholdsfortegnelse1">
        <text:table-of-content-source text:outline-level="3">
          <text:index-title-template text:style-name="Contents_20_Heading">Indholdsfortegnels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holdsfortegnelse1_Head">
            <text:p text:style-name="Contents_20_Heading">Indholdsfortegnelse</text:p>
          </text:index-title>
          <text:p text:style-name="P6"><text:a xlink:type="simple" xlink:href="#__RefHeading__1689_1824110814" text:style-name="Internet_20_link" text:visited-style-name="Internet_20_link">1 Beskrivelse<text:tab/>1</text:a></text:p>
          <text:p text:style-name="P7"><text:a xlink:type="simple" xlink:href="#__RefHeading__642_1678585887" text:style-name="Internet_20_link" text:visited-style-name="Internet_20_link">1.1 Personer<text:tab/>1</text:a></text:p>
          <text:p text:style-name="P7"><text:a xlink:type="simple" xlink:href="#__RefHeading__33263622" text:style-name="Internet_20_link" text:visited-style-name="Internet_20_link">1.2 Overordnet arkitektur <text:tab/>1</text:a></text:p>
          <text:p text:style-name="P7"><text:a xlink:type="simple" xlink:href="#__RefHeading__818_2025616412" text:style-name="Internet_20_link" text:visited-style-name="Internet_20_link">1.3 Konkrete områder med spørgsmål<text:tab/>1</text:a></text:p>
          <text:p text:style-name="P7"><text:a xlink:type="simple" xlink:href="#__RefHeading__872_2025616412" text:style-name="Internet_20_link" text:visited-style-name="Internet_20_link">1.4 Konkrete områder med særlig risiko<text:tab/>1</text:a></text:p>
          <text:p text:style-name="P6"><text:a xlink:type="simple" xlink:href="#__RefHeading__458_2025616412" text:style-name="Internet_20_link" text:visited-style-name="Internet_20_link">2 Estimater<text:tab/>2</text:a></text:p>
          <text:p text:style-name="P7"><text:a xlink:type="simple" xlink:href="#__RefHeading__644_1678585887" text:style-name="Internet_20_link" text:visited-style-name="Internet_20_link">2.1 Økonomi<text:tab/>2</text:a></text:p>
          <text:p text:style-name="P6"><text:a xlink:type="simple" xlink:href="#__RefHeading__646_1678585887" text:style-name="Internet_20_link" text:visited-style-name="Internet_20_link">3 Tidsplan<text:tab/>3</text:a></text:p>
          <text:p text:style-name="P7"><text:a xlink:type="simple" xlink:href="#__RefHeading__648_1678585887" text:style-name="Internet_20_link" text:visited-style-name="Internet_20_link">3.1 Projektplan<text:tab/>3</text:a></text:p>
          <text:p text:style-name="P6"><text:a xlink:type="simple" xlink:href="#__RefHeading__462_2025616412" text:style-name="Internet_20_link" text:visited-style-name="Internet_20_link">4 Optioner<text:tab/>4</text:a></text:p>
          <text:p text:style-name="P8"><text:a xlink:type="simple" xlink:href="#__RefHeading__466_2025616412" text:style-name="Internet_20_link" text:visited-style-name="Internet_20_link">4.1.1 Generisk udvikling af hændelseshåndtering<text:tab/>4</text:a></text:p>
          <text:p text:style-name="P8"><text:a xlink:type="simple" xlink:href="#__RefHeading__464_2025616412" text:style-name="Internet_20_link" text:visited-style-name="Internet_20_link">4.1.2 Styrke arkitekturen i CPR Brokeren<text:tab/>4</text:a></text:p>
        </text:index-body>
      </text:table-of-content>
      <text:p text:style-name="Standard"/>
      <text:h text:style-name="P14" text:outline-level="1"><text:bookmark text:name="__RefHeading__1689_1824110814"/>Beskrivelse<text:bookmark-end text:name="__RefHeading__1689_1824110814"/></text:h>
      <text:p text:style-name="Text_20_body">Projektet har til formål at indarbejde den nye standard for PART i den eksisterende CPR-Broker.</text:p>
      <text:h text:style-name="Heading_20_2" text:outline-level="2"><text:bookmark text:name="__RefHeading__642_1678585887"/>Personer<text:bookmark-end text:name="__RefHeading__642_1678585887"/></text:h>
      <text:p text:style-name="Text_20_body">Magenta har to udviklere på opgaven: Beemen Beshara og Niels Elgaard. </text:p>
      <text:p text:style-name="Text_20_body">Leif Lodahl er teknisk projektleder og rapporterer til Gentofte Kommunes projektleder</text:p>
      <text:h text:style-name="Heading_20_2" text:outline-level="2"><text:bookmark text:name="__RefHeading__33263622"/>Overordnet arkitektur <text:bookmark-end text:name="__RefHeading__33263622"/></text:h>
      <text:h text:style-name="Heading_20_2" text:outline-level="2"><text:bookmark text:name="__RefHeading__818_2025616412"/>Konkrete områder med spørgsmål<text:bookmark-end text:name="__RefHeading__818_2025616412"/></text:h>
      <text:p text:style-name="Text_20_body">Vi har foreløbigt identificeret følgende områder, hvor vi på forhånd kan se, at vi har brug for input/samarbejde:</text:p>
      <text:list xml:id="list1347944031" text:style-name="L1">
        <text:list-item>
          <text:p text:style-name="P9">UUID: Hvordan håndterer vi UUID på et cpr nr. Hvordan sikrer vi at data fra flere (data-) leverandører eller for den sags skyld mellem flere instanser af CPR Brokeren har samme UUID.</text:p>
        </text:list-item>
        <text:list-item>
          <text:p text:style-name="P9">Håndtering af hændelser: Vi er ved at være godt nede i materialet, men det er et meget komplekst område, og for en sikkerheds skyld, vil vi gerne have vores forståelse bekræftet.</text:p>
        </text:list-item>
        <text:list-item>
          <text:p text:style-name="P9">Aktører: Vi er lidt usikre på, i hvilket omfang 'aktører' kommer til at spille en afgørende rolle for vores systemdesign. </text:p>
        </text:list-item>
        <text:list-item>
          <text:p text:style-name="P9">Søgning i data fra KMD: Vi er noget usikre på, om det er muligt. Det lader til at eneste søgeparameter er CPR nummeret. </text:p>
        </text:list-item>
      </text:list>
      <text:h text:style-name="Heading_20_2" text:outline-level="2"><text:bookmark text:name="__RefHeading__872_2025616412"/>Konkrete områder med særlig risiko<text:bookmark-end text:name="__RefHeading__872_2025616412"/></text:h>
      <text:p text:style-name="Text_20_body">Af de 66 dage har vi identificeret visse områder af projektet, hvor der er særlig usikkerhed om design og dermed om arbejdets omfang. Det gælder naturligt nok de samme områder som beskrevet i afsnittet <text:span text:style-name="T2"><text:bookmark-ref text:reference-format="text" text:ref-name="__RefHeading__818_2025616412">Konkrete områder med spørgsmål</text:bookmark-ref></text:span> her<text:bookmark-ref text:reference-format="direction" text:ref-name="__RefHeading__818_2025616412">over</text:bookmark-ref>, hvilket udgør 10 dage, altså mere end 10% af det samlede projektestimat. </text:p>
      <text:p text:style-name="Text_20_body">Vi at der er en hvis risiko for at vi på på disse områder kan komme til at gå 'over budget'. </text:p>
      <text:p text:style-name="Text_20_body">Magenta vil derfor anbefale, at </text:p>
      <text:list xml:id="list681128353" text:style-name="L2">
        <text:list-item>
          <text:p text:style-name="P10">vi hurtigt får etableret et samarbejde omkring design af de pågældende konkrete områder, således at vi kan eliminere usikkerheden på et tidligt tidspunkt</text:p>
        </text:list-item>
        <text:list-item>
          <text:p text:style-name="P10">vi efter designfasen re-estimerer de pågældende områder</text:p>
        </text:list-item>
      </text:list>
      <text:h text:style-name="Heading_20_1" text:outline-level="1"><text:bookmark text:name="__RefHeading__458_2025616412"/>Estimater<text:bookmark-end text:name="__RefHeading__458_2025616412"/></text:h>
      <table:table table:name="Tabel1" table:style-name="Tabel1">
        <table:table-column table:style-name="Tabel1.A"/>
        <table:table-column table:style-name="Tabel1.B"/>
        <table:table-column table:style-name="Tabel1.C"/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>Estimeret tidsforbrug (dage)</text:p>
          </table:table-cell>
          <table:table-cell table:style-name="Tabel1.C1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Arkitektur</text:p>
          </table:table-cell>
          <table:table-cell table:style-name="Tabel1.A2" office:value-type="string">
            <text:p text:style-name="P4">13</text:p>
          </table:table-cell>
          <table:table-cell table:style-name="Tabel1.C2" office:value-type="string">
            <text:p text:style-name="Table_20_Contents">Arkitektur, databasedesign og dokumentation, herunder dialog med IT- og Telestyrelsen</text:p>
          </table:table-cell>
        </table:table-row>
        <table:table-row>
          <table:table-cell table:style-name="Tabel1.A2" office:value-type="string">
            <text:p text:style-name="Table_20_Contents">Teknisk projektledelse</text:p>
          </table:table-cell>
          <table:table-cell table:style-name="Tabel1.A2" office:value-type="string">
            <text:p text:style-name="P4">8</text:p>
          </table:table-cell>
          <table:table-cell table:style-name="Tabel1.C2" office:value-type="string">
            <text:p text:style-name="Table_20_Contents">Mødeaktivitet, mødeplanlægning m.v. svarende til ca. 15% af projektets omfang.</text:p>
          </table:table-cell>
        </table:table-row>
        <table:table-row>
          <table:table-cell table:style-name="Tabel1.A2" office:value-type="string">
            <text:p text:style-name="Table_20_Contents">UI</text:p>
          </table:table-cell>
          <table:table-cell table:style-name="Tabel1.A2" office:value-type="string">
            <text:p text:style-name="P4">3</text:p>
          </table:table-cell>
          <table:table-cell table:style-name="Tabel1.C2" office:value-type="string">
            <text:p text:style-name="Table_20_Contents">Datatyper og <text:s/>interface</text:p>
          </table:table-cell>
        </table:table-row>
        <table:table-row>
          <table:table-cell table:style-name="Tabel1.A2" office:value-type="string">
            <text:p text:style-name="Table_20_Contents">Standardoperationer</text:p>
          </table:table-cell>
          <table:table-cell table:style-name="Tabel1.A2" office:value-type="string">
            <text:p text:style-name="P4">5</text:p>
          </table:table-cell>
          <table:table-cell table:style-name="Tabel1.C2" office:value-type="string">
            <text:p text:style-name="Table_20_Contents">Læse, liste</text:p>
          </table:table-cell>
        </table:table-row>
        <table:table-row>
          <table:table-cell table:style-name="Tabel1.A2" office:value-type="string">
            <text:p text:style-name="Table_20_Contents">Søgning</text:p>
          </table:table-cell>
          <table:table-cell table:style-name="Tabel1.A2" office:value-type="string">
            <text:p text:style-name="P4">12</text:p>
          </table:table-cell>
          <table:table-cell table:style-name="Tabel1.C2" office:value-type="string">
            <text:p text:style-name="Table_20_Contents">Generel søgefunktion, Lokal database flet og læse, DPR, KMD</text:p>
          </table:table-cell>
        </table:table-row>
        <table:table-row>
          <table:table-cell table:style-name="Tabel1.A2" office:value-type="string">
            <text:p text:style-name="Table_20_Contents">Standard funktioner</text:p>
          </table:table-cell>
          <table:table-cell table:style-name="Tabel1.A2" office:value-type="string">
            <text:p text:style-name="P4">12</text:p>
          </table:table-cell>
          <table:table-cell table:style-name="Tabel1.C2" office:value-type="string">
            <text:p text:style-name="Table_20_Contents">Grundlæggende klasser, registreringer, relationer, attributter, states, dobbelthistorik (virkningsperiode), aktører</text:p>
          </table:table-cell>
        </table:table-row>
        <table:table-row>
          <table:table-cell table:style-name="Tabel1.A2" office:value-type="string">
            <text:p text:style-name="Table_20_Contents">Hændelser</text:p>
          </table:table-cell>
          <table:table-cell table:style-name="Tabel1.A2" office:value-type="string">
            <text:p text:style-name="P4">8</text:p>
          </table:table-cell>
          <table:table-cell table:style-name="Tabel1.C2" office:value-type="string">
            <text:p text:style-name="Table_20_Contents">Grundlæggende review af hændelsesmodel, hændeles-trigger</text:p>
          </table:table-cell>
        </table:table-row>
        <table:table-row>
          <table:table-cell table:style-name="Tabel1.A2" office:value-type="string">
            <text:p text:style-name="Table_20_Contents">Ikke-funktionelle krav</text:p>
          </table:table-cell>
          <table:table-cell table:style-name="Tabel1.A2" office:value-type="string">
            <text:p text:style-name="P4">4</text:p>
          </table:table-cell>
          <table:table-cell table:style-name="Tabel1.C2" office:value-type="string">
            <text:p text:style-name="Table_20_Contents">Håndtering af Unik UUID</text:p>
            <text:p text:style-name="Table_20_Contents">Håndtering og synkronisering af dataversioner (Concurrencies)</text:p>
          </table:table-cell>
        </table:table-row>
        <table:table-row>
          <table:table-cell table:style-name="Tabel1.A2" office:value-type="string">
            <text:p text:style-name="Table_20_Contents">Test</text:p>
          </table:table-cell>
          <table:table-cell table:style-name="Tabel1.A2" office:value-type="string">
            <text:p text:style-name="P4">9</text:p>
          </table:table-cell>
          <table:table-cell table:style-name="Tabel1.C2" office:value-type="string">
            <text:p text:style-name="Table_20_Contents">Enhedstest, stresstest og bugfix</text:p>
          </table:table-cell>
        </table:table-row>
        <table:table-row>
          <table:table-cell table:style-name="Tabel1.A2" office:value-type="string">
            <text:p text:style-name="Table_20_Contents">Leverance</text:p>
          </table:table-cell>
          <table:table-cell table:style-name="Tabel1.A2" office:value-type="string">
            <text:p text:style-name="P4">8</text:p>
          </table:table-cell>
          <table:table-cell table:style-name="Tabel1.C2" office:value-type="string">
            <text:p text:style-name="Table_20_Contents">Ny/ændret installer</text:p>
            <text:p text:style-name="Table_20_Contents">Developer guide</text:p>
            <text:p text:style-name="Table_20_Contents">Ny version af demoprogrammet</text:p>
          </table:table-cell>
        </table:table-row>
        <table:table-row>
          <table:table-cell table:style-name="Tabel1.A2" office:value-type="string">
            <text:p text:style-name="P2">Total</text:p>
          </table:table-cell>
          <table:table-cell table:style-name="Tabel1.B12" table:formula="ooow:&lt;B2:B11&gt;" office:value-type="float" office:value="82">
            <text:p text:style-name="P3">82</text:p>
          </table:table-cell>
          <table:table-cell table:style-name="Tabel1.C2" office:value-type="string">
            <text:p text:style-name="Table_20_Contents"/>
          </table:table-cell>
        </table:table-row>
      </table:table>
      <text:h text:style-name="Heading_20_2" text:outline-level="2"><text:bookmark text:name="__RefHeading__644_1678585887"/>Økonomi<text:bookmark-end text:name="__RefHeading__644_1678585887"/></text:h>
      <text:p text:style-name="P13">Det samlede tidsforbrug er 82 dage à 7,5 timer, i alt 615 timer. Magentas normale timepris er DKK 1.250. IT- og Telestyrelsens timepris er uændret i forhold til tidligere opgaver DKK 960. </text:p>
      <text:p text:style-name="P13">Samlet kontraktsum er således <text:span text:style-name="T4">DKK 590.400</text:span> ekskl. moms.</text:p>
      <text:h text:style-name="Heading_20_1" text:outline-level="1"><text:bookmark text:name="__RefHeading__646_1678585887"/>Tidsplan<text:bookmark-end text:name="__RefHeading__646_1678585887"/></text:h>
      <text:p text:style-name="Text_20_body">Ved kontraktindgåelse senest 25. august 2010 kan Magenta garantere en samlet leverance senest tirsdag den 21. december.</text:p>
      <text:h text:style-name="Heading_20_2" text:outline-level="2"><text:bookmark text:name="__RefHeading__648_1678585887"/>Projektplan<text:bookmark-end text:name="__RefHeading__648_1678585887"/></text:h>
      <text:p text:style-name="Text_20_body">Vi planlægger at afholde en række workshops i slutningen af september/begyndelsen af oktober, hvor arkitekturen kan blive afstemt og hvor vi kan få afklaret de fleste spørgsmål. Vi bruger tiden indtil da, til at forberede spørgsmål og workshop agenda.</text:p>
      <text:p text:style-name="Text_20_body">Vi forestiller os at der afholdes workshop om formiddagen og skrives referat og konklusioner om eftermiddagen. Vi vil sigte hen imod, at disse workshops kan afvikles mandag til torsdag i en uge.</text:p>
      <text:p text:style-name="Text_20_body"><draw:frame draw:style-name="fr2" draw:name="Ramme2" text:anchor-type="paragraph" svg:x="0cm" svg:y="0.212cm" svg:width="14.508cm" draw:z-index="4"><draw:text-box fo:min-height="9.506cm"><text:p text:style-name="Drawing"><draw:g text:anchor-type="paragraph" draw:z-index="5" draw:style-name="gr1"><draw:rect draw:style-name="gr2" draw:text-style-name="P17" svg:width="14.5cm" svg:height="9.501cm" svg:x="0.004cm" svg:y="0cm"><text:p/></draw:rect><draw:line draw:style-name="gr3" draw:text-style-name="P17" svg:x1="7.204cm" svg:y1="9.5cm" svg:x2="7.204cm" svg:y2="0cm"><text:p/></draw:line><draw:line draw:style-name="gr4" draw:text-style-name="P17" svg:x1="11.005cm" svg:y1="9.5cm" svg:x2="11.005cm" svg:y2="0cm"><text:p/></draw:line><draw:line draw:style-name="gr5" draw:text-style-name="P17" svg:x1="3.505cm" svg:y1="9.5cm" svg:x2="3.505cm" svg:y2="0cm"><text:p/></draw:line><draw:frame draw:style-name="gr6" draw:text-style-name="P19" svg:width="2.754cm" svg:height="0.994cm" svg:x="3.504cm" svg:y="0.039cm"><draw:text-box><text:p text:style-name="P18"><text:span text:style-name="T5">Oktober</text:span></text:p></draw:text-box></draw:frame><draw:frame draw:style-name="gr7" draw:text-style-name="P19" svg:width="3.574cm" svg:height="0.994cm" svg:x="0.006cm" svg:y="0.039cm"><draw:text-box><text:p text:style-name="P18"><text:span text:style-name="T5">September</text:span></text:p></draw:text-box></draw:frame><draw:frame draw:style-name="gr8" draw:text-style-name="P19" svg:width="3.389cm" svg:height="0.994cm" svg:x="7.204cm" svg:y="0.039cm"><draw:text-box><text:p text:style-name="P18"><text:span text:style-name="T5">November</text:span></text:p></draw:text-box></draw:frame><draw:frame draw:style-name="gr9" draw:text-style-name="P19" svg:width="3.389cm" svg:height="0.994cm" svg:x="11.005cm" svg:y="0.039cm"><draw:text-box><text:p text:style-name="P18"><text:span text:style-name="T5">December</text:span></text:p></draw:text-box></draw:frame><draw:custom-shape draw:style-name="gr10" draw:text-style-name="P21" svg:width="2.5cm" svg:height="2.5cm" svg:x="0.004cm" svg:y="3cm"><text:p text:style-name="P20"><text:span text:style-name="T6">Forberede</text:span></text:p><text:p text:style-name="P20"><text:span text:style-name="T6">Workshops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style-name="gr11" draw:text-style-name="P21" svg:width="2.505cm" svg:height="1.001cm" draw:transform="rotate (1.58074470353097) translate (2.52765277777778cm 5.49980555555556cm)"><text:p text:style-name="P20"><text:span text:style-name="T6">Afholde</text:span></text:p><text:p text:style-name="P20"><text:span text:style-name="T6">workshops</text:span></text:p><draw:enhanced-geometry svg:viewBox="0 0 21600 21600" draw:type="rectangle" draw:enhanced-path="M 0 0 L 21600 0 21600 21600 0 21600 0 0 Z N"/></draw:custom-shape><draw:custom-shape draw:style-name="gr12" draw:text-style-name="P21" svg:width="2.502cm" svg:height="2.5cm" svg:x="3.504cm" svg:y="3cm"><text:p text:style-name="P20"><text:span text:style-name="T6">Fastlægge</text:span></text:p><text:p text:style-name="P20"><text:span text:style-name="T6">arkitektur</text:span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draw:style-name="gr13" draw:text-style-name="P21" svg:width="6.501cm" svg:height="1.001cm" svg:x="2.503cm" svg:y="1.499cm"><text:p text:style-name="P20"><text:span text:style-name="T6">Kommunikation</text:span></text:p><text:p text:style-name="P20"><text:span text:style-name="T6">om arkitektur</text:span>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14" draw:text-style-name="P21" svg:width="2.5cm" svg:height="0.502cm" draw:transform="rotate (1.55334303427466) translate (12.4822777777778cm 7.794625cm)"><text:p text:style-name="P20"><text:span text:style-name="T6">Leverance</text:span></text:p><draw:enhanced-geometry svg:viewBox="0 0 21600 21600" draw:type="rectangle" draw:enhanced-path="M 0 0 L 21600 0 21600 21600 0 21600 0 0 Z N"/></draw:custom-shape><draw:custom-shape draw:style-name="gr15" draw:text-style-name="P21" svg:width="1.502cm" svg:height="1.001cm" svg:x="11.004cm" svg:y="6.001cm"><text:p/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16" draw:text-style-name="P21" svg:width="2.502cm" svg:height="0.502cm" draw:transform="rotate (1.55334303427466) translate (10.4820277777778cm 7.79638888888889cm)"><text:p text:style-name="P20"><text:span text:style-name="T6">Prototype</text:span></text:p><draw:enhanced-geometry svg:viewBox="0 0 21600 21600" draw:type="rectangle" draw:enhanced-path="M 0 0 L 21600 0 21600 21600 0 21600 0 0 Z N"/></draw:custom-shape><draw:custom-shape draw:style-name="gr17" draw:text-style-name="P21" svg:width="1.5cm" svg:height="1.001cm" svg:x="13.004cm" svg:y="6.001cm"><text:p text:style-name="P20"><text:span text:style-name="T6">test</text:span>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18" draw:text-style-name="P21" svg:width="6.002cm" svg:height="1.001cm" svg:x="4.504cm" svg:y="6.001cm"><text:p text:style-name="P20"><text:span text:style-name="T6">Programmering</text:span>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19" draw:text-style-name="P21" svg:width="13.502cm" svg:height="1.001cm" svg:x="0.503cm" svg:y="8.1cm"><text:p text:style-name="P20"><text:span text:style-name="T6">Projektledelse</text:span>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Tegning <text:sequence text:ref-name="refDrawing0" text:name="Drawing" text:formula="ooow:Drawing+1" style:num-format="1">1</text:sequence>:Overordnet projektskitse</text:p></draw:text-box></draw:frame></text:p>
      <text:h text:style-name="Heading_20_1" text:outline-level="1"><text:bookmark text:name="__RefHeading__462_2025616412"/>Optioner<text:bookmark-end text:name="__RefHeading__462_2025616412"/></text:h>
      <text:p text:style-name="Text_20_body">I forbindelse med forberedelserne til dette projektforslag, har vi identificeret to områder, hvor der er mulighed for at styrke projektet i forhold til forslaget herover.</text:p>
      <text:h text:style-name="Heading_20_3" text:outline-level="3"><text:bookmark text:name="__RefHeading__466_2025616412"/>Generisk udvikling af hændelseshåndtering<text:bookmark-end text:name="__RefHeading__466_2025616412"/></text:h>
      <text:p text:style-name="Text_20_body">Området håndtering af hændelser er et område, hvor vi under alle omstændigheder kommer til at bygge såvel en ny arkitektur samt en komplet forretningsmodel. Vi vil foreslå, at vi i projektet tager højde for, at den implementerede løsning skal kunne genbruges i andre sammenhænge, f.eks. for sags- og dokumenthåndtering. Dette kan ske <text:span text:style-name="T2">dels</text:span><text:span text:style-name="T3"> ved at implementere denne del som et særskilt modul </text:span><text:span text:style-name="T2">og</text:span><text:span text:style-name="T3"> ved at implementere komplette snitflader i dette projekt.</text:span></text:p>
      <text:p text:style-name="P5">Vores vurdering er, at en generisk hændelsesmotor (posthus) kan opnås med yderligere 15 dage.</text:p>
      <text:h text:style-name="Heading_20_3" text:outline-level="3"><text:bookmark text:name="__RefHeading__464_2025616412"/>Styrke arkitekturen i CPR Brokeren<text:bookmark-end text:name="__RefHeading__464_2025616412"/></text:h>
      <text:p text:style-name="Text_20_body">Den løsning vi foreslår ovenfor, er baseret på den eksisterende CPR Broker og den arkitektur, som CPR Brokeren er bygget over. </text:p>
      <text:p text:style-name="Text_20_body">Den alternative løsning er at implementere PART standarden generisk. Det betyder, at vi deler udviklingen op i flere faser, hvor hver fase repræsenterer et separat lag i den endelige løsning. Faserne bør efter vores mening udvikles i denne rækkefølge:</text:p>
      <text:list xml:id="list783084584" text:style-name="L3">
        <text:list-item>
          <text:p text:style-name="P11">Core engine</text:p>
        </text:list-item>
        <text:list-item>
          <text:p text:style-name="P11">Person</text:p>
        </text:list-item>
        <text:list-item>
          <text:p text:style-name="P11">CPR Adaptor </text:p>
        </text:list-item>
      </text:list>
      <text:p text:style-name="Text_20_body">Rationalet bag dette alternativ er, at splitte den samlede løsning op i disse tre lag, som kan udvikles og tages i brug separat. På den måde opnår vi visse fordele:</text:p>
      <text:list xml:id="list1838079809" text:style-name="L4">
        <text:list-item>
          <text:p text:style-name="P12">Vi kan sikre at vi lever op til standarden, uden de kompleksiteter der opstår i at ændre en masse kode som relaterer sig til Person.</text:p>
        </text:list-item>
        <text:list-item>
          <text:p text:style-name="P12">Core engine kan efterfølgende benyttes i andre implementeringer hvis dette er ønskeligt. Dette kan f.eks. være for CVR-registret eller lignende.</text:p>
        </text:list-item>
      </text:list>
      <text:p text:style-name="Text_20_body"/>
      <text:p text:style-name="Text_20_body"/>
      <text:p text:style-name="Text_20_body"><draw:frame draw:style-name="fr1" draw:name="Ramme1" text:anchor-type="paragraph" svg:x="0.004cm" svg:y="0.002cm" svg:width="15.722cm" style:rel-width="100%" svg:height="9.858cm" style:rel-height="scale-min" draw:z-index="2"><draw:text-box><text:p text:style-name="Illustration"><draw:frame draw:style-name="fr4" draw:name="Objekt1" text:anchor-type="paragraph" svg:x="0.004cm" svg:y="0.002cm" svg:width="15.722cm" style:rel-width="100%" svg:height="9.858cm" style:rel-height="scale" draw:z-index="3"><draw:object-ole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Overordnet arkitektur for alternativ</text:p></draw:text-box></draw:frame><text:soft-page-break/></text:p>
      <text:p text:style-name="Text_20_body">Det nævnte alternativ er ikke estimeret i detaljer, men vil sandsynligvis ligge omkring 150 dage. Årsagen til ekstraomkostningerne er, at stort set hele CPR Brokerens interne objekt­model skal gentænkes og genprogrammeres. Desuden vil det ikke være muligt at udvikle denne løsning inden for den givne tidspl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DejaVuMonoSans" svg:font-family="DejaVuMonoSans, 'Cumberland AMT', Cumberland, 'Courier New', 'Nimbus Mono L', 'Bitstream Vera Sans Mono', Courier, 'Lucida Sans Typewriter', 'Lucida Typewriter', Monaco, Monospaced"/>
    <style:font-face style:name="DejaVuSans" svg:font-family="DejaVuSans, 'Albany AMT', Albany, Arial, 'Nimbus Sans L', 'Bitstream Vera Sans', Helvetica, Lucida, Geneva, Helmet, 'Andale Sans UI', 'Arial Unicode MS', 'Lucida Sans Unicode', Tahoma, sans-serif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auto" fo:break-after="auto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.101cm" style:page-number="auto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Brødtekst.code" style:family="paragraph" style:parent-style-name="Text_20_body">
      <style:paragraph-properties fo:margin-top="0.035cm" fo:margin-bottom="0.035cm"/>
      <style:text-properties style:font-name="DejaVuMonoSans" style:font-name-asian="DejaVuMonoSans" style:font-name-complex="DejaVuMonoSans"/>
    </style:style>
    <style:style style:name="Brødtekst.tableheadintable" style:family="paragraph" style:parent-style-name="Table_20_Contents">
      <style:paragraph-properties fo:margin-top="0cm" fo:margin-bottom="0.053cm"/>
      <style:text-properties fo:font-weight="bold" style:font-weight-asian="bold" style:font-weight-complex="bold"/>
    </style:style>
    <style:style style:name="Brødtekst.tablecontentintable" style:family="paragraph" style:parent-style-name="Table_20_Contents">
      <style:text-properties style:font-name="DejaVuSans" style:font-name-asian="DejaVuSans" style:font-name-complex="DejaVuSans"/>
    </style:style>
    <style:style style:name="Brødtekst.related" style:family="paragraph" style:parent-style-name="Text_20_body">
      <style:paragraph-properties fo:margin-top="0.706cm" fo:margin-bottom="0.053cm" fo:padding-left="0cm" fo:padding-right="0cm" fo:padding-top="0.049cm" fo:padding-bottom="0cm" fo:border-left="none" fo:border-right="none" fo:border-top="0.002cm solid #000000" fo:border-bottom="none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iagram" style:family="paragraph" style:parent-style-name="Caption"/>
    <style:style style:name="Table" style:family="paragraph" style:parent-style-name="Caption" style:class="extra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-left="0.15cm" fo:padding-right="0.15cm" fo:padding-top="0.15cm" fo:padding-bottom="0.349cm" fo:border="0.002cm solid #000000" style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05cm" fo:margin-bottom="0.967cm" fo:margin-left="2.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00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0.002cm solid #000000" fo:padding="0.049cm" style:shadow="#808080 0.18cm 0.1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fik3" text:anchor-type="paragraph" svg:x="0cm" svg:y="-0.344cm" svg:width="4.895cm" svg:height="0.953cm" draw:z-index="7"><draw:image xlink:href="Pictures/10000000000000B900000024E223840E.gif" xlink:type="simple" xlink:show="embed" xlink:actuate="onLoad"/></draw:frame><text:tab/><text:tab/><text:span text:style-name="MT1"><text:chapter text:display="name" text:outline-level="2">Optioner</text:chapter></text:span></text:p>
      </style:header>
      <style:footer>
        <text:p text:style-name="MP1"><text:title>PART standarden</text:title><text:tab/><text:tab/>Side 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grafik1" text:anchor-type="paragraph" svg:x="0cm" svg:y="-1cm" svg:width="4.895cm" svg:height="0.953cm" draw:z-index="0"><draw:image xlink:href="Pictures/10000000000000B900000024E223840E.gif" xlink:type="simple" xlink:show="embed" xlink:actuate="onLoad"/></draw:frame></text:p>
      </style:header>
      <style:footer>
        <text:p text:style-name="Footer">© Copyright <text:date style:data-style-name="N106" text:date-value="2010-08-17T11:07:18.97" text:fixed="true">2010</text:date> Magenta ApS</text:p>
      </style:footer>
    </style:master-page>
    <style:master-page style:name="Anden_20_side" style:display-name="Anden side" style:page-layout-name="Mpm3">
      <style:header>
        <text:p text:style-name="Header"><draw:frame draw:style-name="Mfr1" draw:name="grafik2" text:anchor-type="paragraph" svg:x="0cm" svg:y="-1cm" svg:width="4.895cm" svg:height="0.953cm" draw:z-index="1"><draw:image xlink:href="Pictures/10000000000000B900000024E223840E.gif" xlink:type="simple" xlink:show="embed" xlink:actuate="onLoad"/></draw:frame></text:p>
      </style:header>
    </style:master-page>
    <style:master-page style:name="HTML" style:page-layout-name="Mpm4"/>
    <style:master-page style:name="Index" style:page-layout-name="Mpm5"/>
    <style:master-page style:name="Left_20_Page" style:display-name="Lef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07:19</meta:creation-date>
    <meta:editing-duration>PT03H33M05S</meta:editing-duration>
    <meta:editing-cycles>22</meta:editing-cycles>
    <meta:generator>OpenOffice.org/3.2$Linux OpenOffice.org_project/320m18$Build-9502</meta:generator>
    <dc:title>PART standarden</dc:title>
    <dc:subject>Projektforslag om implementering af PART standarden i CPR Brokeren</dc:subject>
    <meta:initial-creator>Leif Lodahl</meta:initial-creator>
    <dc:date>2010-08-17T15:41:02</dc:date>
    <dc:creator>Leif Lodahl</dc:creator>
    <meta:printed-by>Leif Lodahl</meta:printed-by>
    <meta:print-date>2010-08-17T13:34:27</meta:print-date>
    <meta:document-statistic meta:table-count="1" meta:image-count="3" meta:object-count="1" meta:page-count="7" meta:paragraph-count="99" meta:word-count="937" meta:character-count="6016"/>
    <meta:template xlink:type="simple" xlink:actuate="onRequest" xlink:title="Titel" xlink:href="../../../Skabeloner/Magenta%20Rapport.ott" meta:date="2010-08-17T11:07:19"/>
  </office:meta>
</office:document-meta>
</file>